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Impact" svg:font-family="Impact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mic Sans MS1" svg:font-family="'Comic Sans MS'" style:font-family-generic="system" style:font-pitch="variable"/>
    <style:font-face style:name="Impact1" svg:font-family="Impact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Impact" style:font-name-asian="Impact1" style:font-name-complex="Impact1"/>
    </style:style>
    <style:style style:name="P2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>
      <style:paragraph-properties fo:margin-left="0in" fo:margin-right="0in" fo:text-indent="0in" style:auto-text-indent="false"/>
      <style:text-properties style:font-name="Comic Sans MS" style:font-name-asian="Comic Sans MS1" style:font-name-complex="Comic Sans MS1"/>
    </style:style>
    <style:style style:name="P6" style:family="paragraph" style:parent-style-name="Standard">
      <style:paragraph-properties fo:margin-left="0in" fo:margin-right="0in" fo:text-indent="0in" style:auto-text-indent="false"/>
      <style:text-properties style:font-name="Impact" style:font-name-asian="Impact1" style:font-name-complex="Impact1"/>
    </style:style>
    <style:style style:name="P7" style:family="paragraph" style:parent-style-name="Standard">
      <style:paragraph-properties fo:margin-left="0in" fo:margin-right="0in" fo:text-indent="0in" style:auto-text-indent="false"/>
      <style:text-properties style:font-name="Impact" style:font-name-asian="Impact1" style:font-name-complex="Impact1" fo:background-color="#ffffff"/>
    </style:style>
    <style:style style:name="P8" style:family="paragraph" style:parent-style-name="Standard">
      <style:paragraph-properties fo:margin-left="0in" fo:margin-right="0in" fo:text-indent="0in" style:auto-text-indent="false"/>
      <style:text-properties fo:background-color="#00ff00"/>
    </style:style>
    <style:style style:name="P9" style:family="paragraph" style:parent-style-name="Standard">
      <style:paragraph-properties fo:margin-left="0in" fo:margin-right="0in" fo:text-indent="0in" style:auto-text-indent="false"/>
      <style:text-properties fo:background-color="#ffffff"/>
    </style:style>
    <style:style style:name="P10" style:family="paragraph" style:parent-style-name="Standard">
      <style:paragraph-properties fo:margin-left="0in" fo:margin-right="0in" fo:text-indent="0in" style:auto-text-indent="false"/>
      <style:text-properties style:font-name="Times New Roman" style:font-name-asian="Times New Roman1" style:font-name-complex="Times New Roman1" fo:background-color="#ffffff"/>
    </style:style>
    <style:style style:name="P11" style:family="paragraph" style:parent-style-name="Standard" style:master-page-name="Standard">
      <style:paragraph-properties style:page-number="1"/>
    </style:style>
    <style:style style:name="T1" style:family="text">
      <style:text-properties style:font-name="Impact" style:font-name-asian="Impact1" style:font-name-complex="Impact1"/>
    </style:style>
    <style:style style:name="T2" style:family="text">
      <style:text-properties style:font-name="Impact" style:font-name-asian="Impact1" style:font-name-complex="Impact1" fo:background-color="#ffffff"/>
    </style:style>
    <style:style style:name="T3" style:family="text">
      <style:text-properties style:text-underline-style="none"/>
    </style:style>
    <style:style style:name="T4" style:family="text">
      <style:text-properties style:font-name="Comic Sans MS" style:font-name-asian="Comic Sans MS1" style:font-name-complex="Comic Sans MS1"/>
    </style:style>
    <style:style style:name="T5" style:family="text">
      <style:text-properties fo:background-color="#ff0000"/>
    </style:style>
    <style:style style:name="T6" style:family="text">
      <style:text-properties fo:background-color="#00ff00"/>
    </style:style>
    <style:style style:name="T7" style:family="text">
      <style:text-properties fo:background-color="#ffffff"/>
    </style:style>
    <style:style style:name="T8" style:family="text">
      <style:text-properties style:font-name="Times New Roman" style:font-name-asian="Times New Roman1" style:font-name-complex="Times New Roman1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Vision Eye Hospital</text:span></text:p>
      <text:p text:style-name="Standard"><text:span text:style-name="T1">______________</text:span></text:p>
      <text:p text:style-name="Standard"><text:span text:style-name="T1">Md. Abdullah Al Wasi</text:span></text:p>
      <text:p text:style-name="Standard"><text:span text:style-name="T1">Phone: 01722434764, 01714656044</text:span></text:p>
      <text:p text:style-name="P1"/>
      <text:p text:style-name="Standard">Name: Esrat Jahan</text:p>
      <text:p text:style-name="Standard">32 Years, 635 days. 27 days</text:p>
      <text:p text:style-name="Standard">8’75600+62570</text:p>
      <text:p text:style-name="Standard">Call: 01775070627</text:p>
      <text:p text:style-name="Standard">____________________________________________________________________________</text:p>
      <text:p text:style-name="Standard">Left Eye</text:p>
      <text:p text:style-name="Standard">____________________________________________________________________________</text:p>
      <text:p text:style-name="Standard">Right Eye</text:p>
      <text:p text:style-name="Standard"/>
      <text:list xml:id="list3231100516" text:style-name="WWNum2">
        <text:list-item>
          <text:p text:style-name="P2">DRYOTIX Eye Drop</text:p>
        </text:list-item>
        <text:list-item>
          <text:p text:style-name="P2">BOALS Eye Drop</text:p>
        </text:list-item>
        <text:list-item>
          <text:p text:style-name="P2">SYP of Fintex</text:p>
        </text:list-item>
        <text:list-item>
          <text:p text:style-name="P2">SYP of Alarid</text:p>
        </text:list-item>
        <text:list-item>
          <text:p text:style-name="P2">Tab SCM. 200GM</text:p>
        </text:list-item>
      </text:list>
      <text:list xml:id="list2070300589" text:style-name="WWNum1">
        <text:list-item>
          <text:p text:style-name="P3">সিক্রন ৫বার করে দেখবা তারপর মোবাইল রেখে দিবা. ৫ মিনিট নিবা ৫:০০ বাজলে</text:p>
        </text:list-item>
        <text:list-item>
          <text:p text:style-name="P3">লেন্ট করে নরাচরা করবে না!</text:p>
        </text:list-item>
        <text:list-item>
          <text:p text:style-name="P3">গাজর খাবা. চোখ ভালো হবে</text:p>
        </text:list-item>
        <text:list-item>
          <text:p text:style-name="P3">২ চোখ বন্দ করবা. তারপর ড্রপ দিবা শুয়ার সময় দিবা না দরকার লাগলে দিবা দিয়ে স্কুরহা সমান বড় নাহলে ছোট্ট হবে ৯বার করে ড্রায়োটিক্স দিবা হলে ১৬তারিকে যাবো ২ চোখ চাপ দিবা না ২ চোখ বন্দ করবা ৫বার করে</text:p>
        </text:list-item>
      </text:list>
      <text:p text:style-name="P4">Dry at 9 min with an eye. DRYOTIX at 9 minutes for the symbol taps with 6:02 PM at time logic name at the safe eyes with our saving eyes with 432 roads.</text:p>
      <text:p text:style-name="P4"/>
      <text:p text:style-name="P4"><text:soft-page-break/>Residential social with 52% Persons</text:p>
      <text:p text:style-name="P4">1.502 weight <text:s text:c="12"/>Md. Saqir Rahman</text:p>
      <text:p text:style-name="P4">2.763 weight <text:s text:c="11"/>Samir Begum</text:p>
      <text:p text:style-name="P4">3.202 weight <text:s text:c="12"/>Qaisl Hossain</text:p>
      <text:p text:style-name="P4">4.656 weight <text:s text:c="11"/>Pazurla Chowdhury</text:p>
      <text:p text:style-name="P4"/>
      <text:p text:style-name="P4">52% Residential</text:p>
      <text:p text:style-name="P4"><text:span text:style-name="T4">72% Social.</text:span></text:p>
      <text:p text:style-name="P5"/>
      <text:p text:style-name="P4"><text:span text:style-name="T4">57 social with any supposed with the eye do any glasses with routines 299 socials new managers can tell any supposed</text:span></text:p>
      <text:p text:style-name="P5"/>
      <text:p text:style-name="P4"><text:span text:style-name="T1">71.370</text:span></text:p>
      <text:p text:style-name="P4"><text:span text:style-name="T1">____</text:span></text:p>
      <text:p text:style-name="P4"><text:span text:style-name="T1">372% Explore with Premium 630</text:span></text:p>
      <text:p text:style-name="P6"/>
      <text:p text:style-name="P4"><text:span text:style-name="T5">Social Eye with the residentials 93% Supposer</text:span></text:p>
      <text:p text:style-name="P4"><text:span text:style-name="T6">Social Eye with the residentials 62% Supposer</text:span></text:p>
      <text:p text:style-name="P8"/>
      <text:p text:style-name="P4"><text:span text:style-name="T7">S83.028skms</text:span></text:p>
      <text:p text:style-name="P4"><text:span text:style-name="T7">Kilometer weight. 15,621.8380</text:span></text:p>
      <text:p text:style-name="P9"/>
      <text:p text:style-name="P4"><text:span text:style-name="T7">Call: 01722-434764, 01714-656044</text:span></text:p>
      <text:p text:style-name="P4"><text:span text:style-name="T7">Doctors Name: Md. Abdullah Al Wasi</text:span></text:p>
      <text:p text:style-name="P10"/>
      <text:p text:style-name="P4"><text:span text:style-name="T8">Sensitive eye was very hurted at 6:20 PM. 10,000 Tk for serving 631 servers for get a deliveries 70% Grecate 7000 weight</text:span></text:p>
      <text:p text:style-name="P10"/>
      <text:p text:style-name="P4"><text:soft-page-break/><text:span text:style-name="T2">7000 Scale in Names</text:span></text:p>
      <text:p text:style-name="P4"><text:span text:style-name="T2">Md. Abdullah Al Wasi</text:span></text:p>
      <text:p text:style-name="P4"><text:span text:style-name="T2">_______________</text:span></text:p>
      <text:p text:style-name="P7"/>
      <text:p text:style-name="P4"><text:span text:style-name="T2">DOC. Doctor Checkup Card 1430/Scale with Recognize Reason</text:span></text:p>
      <text:p text:style-name="P4"><text:span text:style-name="T2">At: 6:20 PM</text:span></text:p>
      <text:p text:style-name="P4"><text:span text:style-name="T2">Person at: Omar, Luna, Naeem, Raihan.</text:span></text:p>
      <text:p text:style-name="P4"><text:span text:style-name="T2">® © </text:span></text:p>
      <text:p text:style-name="P4"><text:span text:style-name="T2">Eye dormaye</text:span></text:p>
      <text:p text:style-name="P7"/>
      <text:p text:style-name="P9"/>
      <text:p text:style-name="P9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Impact" svg:font-family="Impact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mic Sans MS1" svg:font-family="'Comic Sans MS'" style:font-family-generic="system" style:font-pitch="variable"/>
    <style:font-face style:name="Impact1" svg:font-family="Impact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48" meta:word-count="281" meta:character-count="1637" meta:non-whitespace-character-count="1366"/>
    <meta:generator>LibreOfficeDev/6.0.5.2$Linux_X86_64 LibreOffice_project/</meta:generator>
  </office:meta>
</office:document-meta>
</file>